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db49"/>
    </style:style>
    <style:style style:name="T1" style:family="text">
      <style:text-properties officeooo:rsid="0015d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amática de HTML</text:span></text:p>
      <text:p text:style-name="P1"><text:a xlink:type="simple" xlink:href="http://docstore.mik.ua/orelly/web/html/appa_01.html"><text:span text:style-name="T1">http://docstore.mik.ua/orelly/web/html/appa_01.html</text:span></text:a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ortes</meta:initial-creator>
    <meta:creation-date>2013-05-13T16:53:21</meta:creation-date>
    <dc:date>2013-05-13T16:54:06</dc:date>
    <dc:creator>Daniel Cortes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68" meta:non-whitespace-character-count="66"/>
    <meta:generator>LibreOffice/3.6$Linux_X86_64 LibreOffice_project/360m1$Build-2</meta:generator>
  </office:meta>
</office:document-meta>
</file>